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1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1" officeooo:rsid="003c9d6c" officeooo:paragraph-rsid="002b7e15" fo:background-color="#ffffff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officeooo:rsid="0042f57a" officeooo:paragraph-rsid="002b7e15" fo:background-color="#ffffff"/>
    </style:style>
    <style:style style:name="P9" style:family="paragraph" style:parent-style-name="Table_20_Contents">
      <style:text-properties style:font-name="Times New Roman1" officeooo:paragraph-rsid="002b7e15"/>
    </style:style>
    <style:style style:name="P10" style:family="paragraph" style:parent-style-name="Table_20_Contents">
      <style:text-properties style:font-name="Times New Roman1" officeooo:rsid="003c9d6c" officeooo:paragraph-rsid="002b7e1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officeooo:paragraph-rsid="002b7e1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efb18" officeooo:paragraph-rsid="002efb18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62d9c" officeooo:paragraph-rsid="002b7e1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1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fo:font-variant="small-caps" fo:color="#999999" style:text-position="0% 100%" style:font-name="Times New Roman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b417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1" officeooo:paragraph-rsid="002b7e15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1" fo:font-size="12pt" officeooo:paragraph-rsid="002b7e15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3b417d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1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1" fo:font-size="12pt" officeooo:rsid="001017d3" officeooo:paragraph-rsid="002b7e15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1" officeooo:rsid="003648a3" officeooo:paragraph-rsid="002b7e15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1" officeooo:paragraph-rsid="002b7e15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1466b2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ae5b6"/>
    </style:style>
    <style:style style:name="T15" style:family="text">
      <style:text-properties officeooo:rsid="013d0498"/>
    </style:style>
    <style:style style:name="T16" style:family="text">
      <style:text-properties officeooo:rsid="00cd09cd"/>
    </style:style>
    <style:style style:name="T17" style:family="text">
      <style:text-properties officeooo:rsid="00a56f82"/>
    </style:style>
    <style:style style:name="T18" style:family="text">
      <style:text-properties style:use-window-font-color="true" style:font-name="Times New Roman1" officeooo:rsid="003c9d6c"/>
    </style:style>
    <style:style style:name="T19" style:family="text">
      <style:text-properties style:use-window-font-color="true" style:font-name="Times New Roman1"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officeooo:rsid="00364877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officeooo:rsid="003c9d6c" fo:background-color="#ffffff" loext:char-shading-value="0"/>
    </style:style>
    <style:style style:name="T30" style:family="text">
      <style:text-properties style:font-name="Times New Roman1" officeooo:rsid="003c9d6c"/>
    </style:style>
    <style:style style:name="T31" style:family="text">
      <style:text-properties fo:font-variant="normal" fo:text-transform="none" fo:color="#eeeeee" style:font-name="Times New Roman1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eeeeee" style:font-name="Times New Roman1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5"/>
      <text:p text:style-name="P15"/>
      <text:p text:style-name="P15"/>
      <text:p text:style-name="P15"/>
      <text:p text:style-name="P15"><text:span text:style-name="T16">Declaração</text:span> <text:span text:style-name="T17">De Inscrição</text:span></text:p>
      <text:p text:style-name="P15"/>
      <text:p text:style-name="P20"><text:span text:style-name="T30">Para os devidos efeitos, declara-se que <text:s/></text:span><text:span text:style-name="T30"><text:text-input text:description="[#if person.female]">[#if person.female]</text:text-input></text:span><text:span text:style-name="T30">a aluna</text:span><text:span text:style-name="T30"><text:text-input text:description="[#elseif person.male]">[#elseif person.male]</text:text-input></text:span><text:span text:style-name="T30">o aluno</text:span><text:span text:style-name="T30"><text:text-input text:description="[/#if]">[/#if]</text:text-input></text:span><text:span text:style-name="T30"> </text:span><text:span text:style-name="T30"><text:text-input text:description="${person.name}">${person.name}</text:text-input></text:span><text:span text:style-name="T30">, n.º </text:span><text:span text:style-name="T30"><text:text-input text:description="${person.student.number}">${person.student.number}</text:text-input></text:span><text:span text:style-name="T30">, </text:span><text:span text:style-name="T30"><text:text-input text:description="[#if person.female]">[#if person.female]</text:text-input></text:span><text:span text:style-name="T30">nascida</text:span><text:span text:style-name="T30"><text:text-input text:description="[#elseif person.male]">[#elseif person.male]</text:text-input></text:span><text:span text:style-name="T30">nascido</text:span><text:span text:style-name="T30"><text:text-input text:description="[/#if]">[/#if]</text:text-input></text:span><text:span text:style-name="T30"> a </text:span><text:span text:style-name="T30"><text:text-input text:description="${lang.pt(dates.extendedDate(person.dateOfBirthYearMonthDay))}">${lang.pt(dates.extendedDate(person.dateOfBirthYearMonthDay))}</text:text-input></text:span><text:span text:style-name="T30">, </text:span><text:span text:style-name="T30"><text:text-input text:description="[#if person.female]">[#if person.female]</text:text-input></text:span><text:span text:style-name="T30">portadora</text:span><text:span text:style-name="T30"><text:text-input text:description="[#elseif person.male]">[#elseif person.male]</text:text-input></text:span><text:span text:style-name="T30">portador</text:span><text:span text:style-name="T30"><text:text-input text:description="[/#if]">[/#if]</text:text-input></text:span><text:span text:style-name="T30"> do</text:span><text:span text:style-name="T18"> </text:span><text:span text:style-name="T28"><text:text-input text:description="${lang.pt(person.idDocumentType.localizedNameI18N)}">${lang.pt(person.idDocumentType.localizedNameI18N)}</text:text-input></text:span><text:span text:style-name="T19"> n.º </text:span><text:span text:style-name="T28"><text:text-input text:description="${person.documentIdNumber}">${person.documentIdNumber}</text:text-input></text:span><text:span text:style-name="T30">, </text:span><text:span text:style-name="T30"><text:text-input text:description="[#if person.female]">[#if person.female]</text:text-input></text:span><text:span text:style-name="T30">filha</text:span><text:span text:style-name="T30"><text:text-input text:description="[#elseif person.male]">[#elseif person.male]</text:text-input></text:span><text:span text:style-name="T30">filho</text:span><text:span text:style-name="T30"><text:text-input text:description="[/#if]">[/#if]</text:text-input></text:span><text:span text:style-name="T30"> de </text:span><text:span text:style-name="T30"><text:text-input text:description="${person.nameOfFather}">${person.nameOfFather}</text:text-input></text:span><text:span text:style-name="T30"> e de </text:span><text:span text:style-name="T30"><text:text-input text:description="person.nameOfMother"/></text:span><text:span text:style-name="T30"><text:text-input text:description="${person.nameOfMother}">${person.nameOfMother}</text:text-input></text:span><text:span text:style-name="T30">, está </text:span><text:span text:style-name="T30"><text:text-input text:description="[#if person.female]">[#if person.female]</text:text-input></text:span><text:span text:style-name="T30">inscrita</text:span><text:span text:style-name="T30"><text:text-input text:description="[#elseif person.male]">[#elseif person.male]</text:text-input></text:span><text:span text:style-name="T30">inscrito</text:span><text:span text:style-name="T30"><text:text-input text:description="[/#if]">[/#if]</text:text-input></text:span><text:span text:style-name="T30"> no Curso de </text:span><text:span text:style-name="T30"><text:text-input text:description="${lang.pt(curricularPlanInformation.degreePresentationName)}">${lang.pt(curricularPlanInformation.degreePresentationName)}</text:text-input></text:span><text:span text:style-name="T29"> no ano </text:span><text:span text:style-name="T28">letivo de </text:span><text:span text:style-name="T28"><text:text-input text:description="${executionYearName}">${executionYearName}</text:text-input></text:span><text:span text:style-name="T28"><text:text-input text:description="[#if serviceRequest.detailed]">[#if serviceRequest.detailed]</text:text-input></text:span><text:span text:style-name="T28">, </text:span><text:span text:style-name="T28"><text:text-input text:description="[#if totalNormalEnrolments &gt; 1]">[#if totalNormalEnrolments &gt; 1]</text:text-input></text:span><text:span text:style-name="T28">nas seguintes unidades curriculares</text:span><text:span text:style-name="T28"><text:text-input text:description="[#else]">[#else]</text:text-input></text:span><text:span text:style-name="T28">na seguinte unidade curricular</text:span><text:span text:style-name="T28"><text:text-input text:description="[/#if]">[/#if]</text:text-input></text:span><text:span text:style-name="T28">:</text:span><text:span text:style-name="T28"><text:text-input text:description="[#if !serviceRequest.detailed]">[#elseif !serviceRequest.detailed]</text:text-input></text:span><text:span text:style-name="T28">.</text:span><text:span text:style-name="T28"><text:text-input text:description="[/#if]">[/#if]</text:text-input></text:span></text:p>
      <text:p text:style-name="P7"/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31">Unidades Curriculares</text:span><text:text-input text:description="[#else]">[#else]</text:text-input><text:span text:style-name="T32">Unidade Curricular</text:span><text:span text:style-name="T32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4"><text:s text:c="2"/>Total UCs: </text:span><text:span text:style-name="T26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6"><text:text-input text:description="${numbers.onePlace(totalNormalECTS)}">${numbers.onePlace(totalNormalECTS)}  </text:text-input></text:span></text:p>
      <text:p text:style-name="P10"/>
      <text:p text:style-name="P10"><text:text-input text:description="[/#if]">[/#if]</text:text-input></text:p>
      <text:p text:style-name="P3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0"/>
      <text:p text:style-name="P30"><text:text-input text:description="[/#if]">[/#if]</text:text-input></text:p>
      <text:p text:style-name="P11"/>
      <text:p text:style-name="P11"><text:span text:style-name="T2">Reitoria</text:span><text:span text:style-name="T14"> </text:span><text:span text:style-name="T13">da Universidade de Lisboa</text:span><text:span text:style-name="T22">, em </text:span><text:span text:style-name="T23"><text:text-input text:description="${lang.pt(dates.extendedDate(localizedDate.nowDate()))}">${lang.pt(dates.extendedDate(localizedDate.nowDate()))}</text:text-input></text:span><text:span text:style-name="T20">.</text:span></text:p>
      <text:p text:style-name="P16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8"><text:text-input text:description="[#if hasPricetag]">[#if hasPricetag]</text:text-input></text:p>
            <text:p text:style-name="P28"><text:span text:style-name="T21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2">Área de Estudantes e Certificação Académica,</text:p>
            <text:p text:style-name="P13">O(<text:span text:style-name="T2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9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8"><text:text-input text:description="[#if hasPricetag]">[#if hasPricetag]</text:text-input></text:p>
            <text:p text:style-name="P28"><text:span text:style-name="T21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shadow="none" style:writing-mode="lr-tb"/>
      <style:text-properties fo:color="#000000" style:font-name="Times New Roman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1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38:38.245973433</dc:date>
    <meta:editing-duration>PT1H46M23S</meta:editing-duration>
    <meta:editing-cycles>38</meta:editing-cycles>
    <meta:generator>LibreOffice/4.2.8.2$Linux_X86_64 LibreOffice_project/420m0$Build-2</meta:generator>
    <meta:document-statistic meta:table-count="4" meta:image-count="1" meta:object-count="0" meta:page-count="2" meta:paragraph-count="32" meta:word-count="506" meta:character-count="4011" meta:non-whitespace-character-count="3736"/>
  </office:meta>
</office:document-meta>
</file>